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 table:number-rows-repeated="104851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42:28.021990957</dc:date>
    <meta:editing-duration>P1DT22H56M56S</meta:editing-duration>
    <meta:editing-cycles>1910</meta:editing-cycles>
    <meta:document-statistic meta:table-count="9" meta:cell-count="2235" meta:object-count="0"/>
  </office:meta>
</office:document-meta>
</file>